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5dd" officeooo:paragraph-rsid="0003e5dd"/>
    </style:style>
    <style:style style:name="P2" style:family="paragraph" style:parent-style-name="Standard">
      <style:text-properties officeooo:rsid="00046a93" officeooo:paragraph-rsid="00046a93"/>
    </style:style>
    <style:style style:name="P3" style:family="paragraph" style:parent-style-name="Standard">
      <style:text-properties officeooo:rsid="0004a71e" officeooo:paragraph-rsid="0004a71e"/>
    </style:style>
    <style:style style:name="P4" style:family="paragraph" style:parent-style-name="Standard">
      <style:text-properties officeooo:rsid="000895d6" officeooo:paragraph-rsid="000895d6"/>
    </style:style>
    <style:style style:name="P5" style:family="paragraph" style:parent-style-name="Standard">
      <style:text-properties officeooo:rsid="000895d6" officeooo:paragraph-rsid="000895d6"/>
    </style:style>
    <style:style style:name="P6" style:family="paragraph" style:parent-style-name="Standard">
      <style:text-properties officeooo:rsid="000bbc3b" officeooo:paragraph-rsid="000bbc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&gt;create database cheriyanmca;</text:p>
      <text:p text:style-name="P2">Query OK, 1 row affected (0.00 sec)</text:p>
      <text:p text:style-name="P2"/>
      <text:p text:style-name="P1">mysql&gt; use cheriyanmc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insert into faculty values('MCA01','Reshma','MCA');</text:p>
      <text:p text:style-name="P1">Query OK, 1 row affected (0.05 sec)</text:p>
      <text:p text:style-name="P1"/>
      <text:p text:style-name="P1">mysql&gt; insert into faculty values('MCA02', 'Merin Joy','MCA');</text:p>
      <text:p text:style-name="P1">Query OK, 1 row affected (0.05 sec)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+-----------+-----------+------+</text:p>
      <text:p text:style-name="P1">2 rows in set (0.00 sec)</text:p>
      <text:p text:style-name="P1"/>
      <text:p text:style-name="P1">mysql&gt; select name from faculty;</text:p>
      <text:p text:style-name="P1">+-----------+</text:p>
      <text:p text:style-name="P1">| name <text:s text:c="5"/>|</text:p>
      <text:p text:style-name="P1">+-----------+</text:p>
      <text:p text:style-name="P1">| Reshma <text:s text:c="3"/>|</text:p>
      <text:p text:style-name="P1">| Merin Joy |</text:p>
      <text:p text:style-name="P1">+-----------+</text:p>
      <text:p text:style-name="P1">2 rows in set (0.00 sec)</text:p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+-----------+-----------+------+</text:p>
      <text:p text:style-name="P1">2 rows in set (0.00 sec)</text:p>
      <text:p text:style-name="P1"/>
      <text:p text:style-name="P1">mysql&gt; update faculty set Dept='BCA' where FacultyID='MCA01';</text:p>
      <text:p text:style-name="P1">Query OK, 1 row affected (0.10 sec)</text:p>
      <text:p text:style-name="P1">Rows matched: 1 <text:s/>Changed: 1 <text:s/>Warnings: 0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BCA <text:s/>|</text:p>
      <text:p text:style-name="P1">| MCA02 <text:s text:c="4"/>| Merin Joy | MCA <text:s/>|</text:p>
      <text:p text:style-name="P1">+-----------+-----------+------+</text:p>
      <text:p text:style-name="P1">2 rows in set (0.00 sec)</text:p>
      <text:p text:style-name="P1"><text:soft-page-break/></text:p>
      <text:p text:style-name="P1">mysql&gt; update faculty set Dept='MCA' where FacultyID='MCA01';</text:p>
      <text:p text:style-name="P1">Query OK, 1 row affected (0.04 sec)</text:p>
      <text:p text:style-name="P1">Rows matched: 1 <text:s/>Changed: 1 <text:s/>Warnings: 0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+-----------+-----------+------+</text:p>
      <text:p text:style-name="P1">2 rows in set (0.00 sec)</text:p>
      <text:p text:style-name="P1"/>
      <text:p text:style-name="P1">mysql&gt; insert into faculty values('MCA03', 'Cheriyan','MCA'),('MCA04', 'Aswin','MCA');</text:p>
      <text:p text:style-name="P1">Query OK, 2 rows affected (0.04 sec)</text:p>
      <text:p text:style-name="P1">Records: 2 <text:s/>Duplicates: 0 <text:s/>Warnings: 0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| MCA03 <text:s text:c="4"/>| Cheriyan <text:s/>| MCA <text:s/>|</text:p>
      <text:p text:style-name="P1">| MCA04 <text:s text:c="4"/>| Aswin <text:s text:c="4"/>| MCA <text:s/>|</text:p>
      <text:p text:style-name="P1">+-----------+-----------+------+</text:p>
      <text:p text:style-name="P1">4 rows in set (0.00 sec)</text:p>
      <text:p text:style-name="P1"/>
      <text:p text:style-name="P1">mysql&gt; update faculty set Dept='Btech';</text:p>
      <text:p text:style-name="P1">Query OK, 4 rows affected (0.04 sec)</text:p>
      <text:p text:style-name="P1">Rows matched: 4 <text:s/>Changed: 4 <text:s/>Warnings: 0</text:p>
      <text:p text:style-name="P1"/>
      <text:p text:style-name="P1">mysql&gt; select * from faculty;</text:p>
      <text:p text:style-name="P1">+-----------+-----------+-------+</text:p>
      <text:p text:style-name="P1">| FacultyID | Name <text:s text:c="5"/>| Dept <text:s/>|</text:p>
      <text:p text:style-name="P1">+-----------+-----------+-------+</text:p>
      <text:p text:style-name="P1">| MCA01 <text:s text:c="4"/>| Reshma <text:s text:c="3"/>| Btech |</text:p>
      <text:p text:style-name="P1">| MCA02 <text:s text:c="4"/>| Merin Joy | Btech |</text:p>
      <text:p text:style-name="P1">| MCA03 <text:s text:c="4"/>| Cheriyan <text:s/>| Btech |</text:p>
      <text:p text:style-name="P1">| MCA04 <text:s text:c="4"/>| Aswin <text:s text:c="4"/>| Btech |</text:p>
      <text:p text:style-name="P1">+-----------+-----------+-------+</text:p>
      <text:p text:style-name="P1">4 rows in set (0.00 sec)</text:p>
      <text:p text:style-name="P1"/>
      <text:p text:style-name="P1">mysql&gt; delete from faculty where FacultyID='MCA04';</text:p>
      <text:p text:style-name="P1">Query OK, 1 row affected (0.05 sec)</text:p>
      <text:p text:style-name="P1"/>
      <text:p text:style-name="P1">mysql&gt; select * from faculty;</text:p>
      <text:p text:style-name="P1">+-----------+-----------+-------+</text:p>
      <text:p text:style-name="P1">| FacultyID | Name <text:s text:c="5"/>| Dept <text:s/>|</text:p>
      <text:p text:style-name="P1">+-----------+-----------+-------+</text:p>
      <text:p text:style-name="P1">| MCA01 <text:s text:c="4"/>| Reshma <text:s text:c="3"/>| Btech |</text:p>
      <text:p text:style-name="P1"><text:soft-page-break/>| MCA02 <text:s text:c="4"/>| Merin Joy | Btech |</text:p>
      <text:p text:style-name="P1">| MCA03 <text:s text:c="4"/>| Cheriyan <text:s/>| Btech |</text:p>
      <text:p text:style-name="P1">+-----------+-----------+-------+</text:p>
      <text:p text:style-name="P1">3 rows in set (0.00 sec)</text:p>
      <text:p text:style-name="P1"/>
      <text:p text:style-name="P1">mysql&gt; update faculty set Dept='MCA';</text:p>
      <text:p text:style-name="P1">Query OK, 3 rows affected (0.06 sec)</text:p>
      <text:p text:style-name="P1">Rows matched: 3 <text:s/>Changed: 3 <text:s/>Warnings: 0</text:p>
      <text:p text:style-name="P1"/>
      <text:p text:style-name="P1">mysql&gt; select * from faculty;</text:p>
      <text:p text:style-name="P1">+-----------+-----------+------+</text:p>
      <text:p text:style-name="P1">| FacultyID | Name <text:s text:c="5"/>| Dept |</text:p>
      <text:p text:style-name="P1">+-----------+-----------+------+</text:p>
      <text:p text:style-name="P1">| MCA01 <text:s text:c="4"/>| Reshma <text:s text:c="3"/>| MCA <text:s/>|</text:p>
      <text:p text:style-name="P1">| MCA02 <text:s text:c="4"/>| Merin Joy | MCA <text:s/>|</text:p>
      <text:p text:style-name="P1">| MCA03 <text:s text:c="4"/>| Cheriyan <text:s/>| MCA <text:s/>|</text:p>
      <text:p text:style-name="P1">+-----------+-----------+------+</text:p>
      <text:p text:style-name="P1">3 rows in set (0.00 sec)</text:p>
      <text:p text:style-name="P1"/>
      <text:p text:style-name="P1">mysql&gt; alter table faculty add Designation varchar(25);</text:p>
      <text:p text:style-name="P1">Query OK, 0 rows affected (0.55 sec)</text:p>
      <text:p text:style-name="P1">Records: 0 <text:s/>Duplicates: 0 <text:s/>Warnings: 0</text:p>
      <text:p text:style-name="P1"/>
      <text:p text:style-name="P1">mysql&gt; update faculty set Designation='Teacher' where FacultyID='MCA02';</text:p>
      <text:p text:style-name="P1">Query OK, 1 row affected (0.03 sec)</text:p>
      <text:p text:style-name="P1">Rows matched: 1 <text:s/>Changed: 1 <text:s/>Warnings: 0</text:p>
      <text:p text:style-name="P1"/>
      <text:p text:style-name="P1">mysql&gt; select * from faculty;</text:p>
      <text:p text:style-name="P1">+-----------+-----------+------+-------------+</text:p>
      <text:p text:style-name="P1">| FacultyID | Name <text:s text:c="5"/>| Dept | Designation |</text:p>
      <text:p text:style-name="P1">+-----------+-----------+------+-------------+</text:p>
      <text:p text:style-name="P1">| MCA01 <text:s text:c="4"/>| Reshma <text:s text:c="3"/>| MCA <text:s/>| Teacher <text:s text:c="4"/>|</text:p>
      <text:p text:style-name="P1">| MCA02 <text:s text:c="4"/>| Merin Joy | MCA <text:s/>| Teacher <text:s text:c="4"/>|</text:p>
      <text:p text:style-name="P1">| MCA03 <text:s text:c="4"/>| Cheriyan <text:s/>| MCA <text:s/>| NULL <text:s text:c="7"/>|</text:p>
      <text:p text:style-name="P1">+-----------+-----------+------+-------------+</text:p>
      <text:p text:style-name="P1">3 rows in set (0.00 sec)</text:p>
      <text:p text:style-name="P1"/>
      <text:p text:style-name="P1">mysql&gt; update faculty set Designation='Student' where FacultyID='MCA03';</text:p>
      <text:p text:style-name="P1">Query OK, 1 row affected (0.03 sec)</text:p>
      <text:p text:style-name="P1">Rows matched: 1 <text:s/>Changed: 1 <text:s/>Warnings: 0</text:p>
      <text:p text:style-name="P1"/>
      <text:p text:style-name="P1">mysql&gt; select * from faculty;</text:p>
      <text:p text:style-name="P1">+-----------+-----------+------+-------------+</text:p>
      <text:p text:style-name="P1">| FacultyID | Name <text:s text:c="5"/>| Dept | Designation |</text:p>
      <text:p text:style-name="P1">+-----------+-----------+------+-------------+</text:p>
      <text:p text:style-name="P1">| MCA01 <text:s text:c="4"/>| Reshma <text:s text:c="3"/>| MCA <text:s/>| Teacher <text:s text:c="4"/>|</text:p>
      <text:p text:style-name="P1">| MCA02 <text:s text:c="4"/>| Merin Joy | MCA <text:s/>| Teacher <text:s text:c="4"/>|</text:p>
      <text:p text:style-name="P1">| MCA03 <text:s text:c="4"/>| Cheriyan <text:s/>| MCA <text:s/>| Student <text:s text:c="4"/>|</text:p>
      <text:p text:style-name="P1">+-----------+-----------+------+-------------+</text:p>
      <text:p text:style-name="P1">3 rows in set (0.00 sec)</text:p>
      <text:p text:style-name="P1"/>
      <text:p text:style-name="P1"><text:soft-page-break/>mysql&gt; insert into faculty values('MCA04', 'Aswin','MCA','Student');Query OK, 1 row affected (0.05 sec)</text:p>
      <text:p text:style-name="P1"/>
      <text:p text:style-name="P1">mysql&gt; select * from faculty;</text:p>
      <text:p text:style-name="P1">+-----------+-----------+------+-------------+</text:p>
      <text:p text:style-name="P1">| FacultyID | Name <text:s text:c="5"/>| Dept | Designation |</text:p>
      <text:p text:style-name="P1">+-----------+-----------+------+-------------+</text:p>
      <text:p text:style-name="P1">| MCA01 <text:s text:c="4"/>| Reshma <text:s text:c="3"/>| MCA <text:s/>| Teacher <text:s text:c="4"/>|</text:p>
      <text:p text:style-name="P1">| MCA02 <text:s text:c="4"/>| Merin Joy | MCA <text:s/>| Teacher <text:s text:c="4"/>|</text:p>
      <text:p text:style-name="P1">| MCA03 <text:s text:c="4"/>| Cheriyan <text:s/>| MCA <text:s/>| Student <text:s text:c="4"/>|</text:p>
      <text:p text:style-name="P1">| MCA04 <text:s text:c="4"/>| Aswin <text:s text:c="4"/>| MCA <text:s/>| Student <text:s text:c="4"/>|</text:p>
      <text:p text:style-name="P1">+-----------+-----------+------+-------------+</text:p>
      <text:p text:style-name="P1">4 rows in set (0.00 sec)</text:p>
      <text:p text:style-name="P1"/>
      <text:p text:style-name="P1"/>
      <text:p text:style-name="P1"/>
      <text:p text:style-name="P3">4.</text:p>
      <text:p text:style-name="P3">lab1@lab1-OptiPlex-390:~/Desktop/Cheriyan$ mysql -u root -p</text:p>
      <text:p text:style-name="P3">Enter password: </text:p>
      <text:p text:style-name="P3">Welcome to the MySQL monitor. <text:s/>Commands end with ; or \g.</text:p>
      <text:p text:style-name="P3">Your MySQL connection id is 4</text:p>
      <text:p text:style-name="P3">Server version: 5.7.33-0ubuntu0.16.04.1 (Ubuntu)</text:p>
      <text:p text:style-name="P3"/>
      <text:p text:style-name="P3">Copyright (c) 2000, 2021, Oracle and/or its affiliates.</text:p>
      <text:p text:style-name="P3"/>
      <text:p text:style-name="P3">Oracle is a registered trademark of Oracle Corporation and/or its</text:p>
      <text:p text:style-name="P3">affiliates. Other names may be trademarks of their respective</text:p>
      <text:p text:style-name="P3">owners.</text:p>
      <text:p text:style-name="P3"/>
      <text:p text:style-name="P3">Type 'help;' or '\h' for help. Type '\c' to clear the current input statement.</text:p>
      <text:p text:style-name="P3"/>
      <text:p text:style-name="P3">mysql&gt; use cheriyan</text:p>
      <text:p text:style-name="P3">Reading table information for completion of table and column names</text:p>
      <text:p text:style-name="P3">You can turn off this feature to get a quicker startup with -A</text:p>
      <text:p text:style-name="P3"/>
      <text:p text:style-name="P3">Database changed</text:p>
      <text:p text:style-name="P3">mysql&gt; create table book_details(ISBN varchar(20),title varchar(20),</text:p>
      <text:p text:style-name="P3"><text:s text:c="4"/>-&gt; MRP decimal,publisher_id varchar(20), author varchar(20));</text:p>
      <text:p text:style-name="P3">Query OK, 0 rows affected (0.35 sec)</text:p>
      <text:p text:style-name="P3"/>
      <text:p text:style-name="P3">mysql&gt; create table publisher(publisher_id varchar(20),publisher_name</text:p>
      <text:p text:style-name="P3"><text:s text:c="4"/>-&gt; varchar(20),city varchar(20), state varchar(20),country</text:p>
      <text:p text:style-name="P3"><text:s text:c="4"/>-&gt; varchar(20));</text:p>
      <text:p text:style-name="P3">Query OK, 0 rows affected (0.30 sec)</text:p>
      <text:p text:style-name="P3"/>
      <text:p text:style-name="P3">mysql&gt; alter table book_details add primary key(ISBN);</text:p>
      <text:p text:style-name="P3">Query OK, 0 rows affected (0.57 sec)</text:p>
      <text:p text:style-name="P3">Records: 0 <text:s/>Duplicates: 0 <text:s/>Warnings: 0</text:p>
      <text:p text:style-name="P3"/>
      <text:p text:style-name="P3">mysql&gt; alter table publisher add primary key(publisher_id);</text:p>
      <text:p text:style-name="P3">Query OK, 0 rows affected (0.73 sec)</text:p>
      <text:p text:style-name="P3">Records: 0 <text:s/>Duplicates: 0 <text:s/>Warnings: 0</text:p>
      <text:p text:style-name="P3"><text:soft-page-break/></text:p>
      <text:p text:style-name="P3">mysql&gt; alter table book_details add foreign key(publisher_id) references</text:p>
      <text:p text:style-name="P3"><text:s text:c="4"/>-&gt; publisher(publisher_id);</text:p>
      <text:p text:style-name="P3">Query OK, 0 rows affected (0.74 sec)</text:p>
      <text:p text:style-name="P3">Records: 0 <text:s/>Duplicates: 0 <text:s/>Warnings: 0</text:p>
      <text:p text:style-name="P3"/>
      <text:p text:style-name="P3">mysql&gt; insert into publisher values('PB105','Penguine Books', 'Agra', 'Delhi','India');</text:p>
      <text:p text:style-name="P3">Query OK, 1 row affected (0.04 sec)</text:p>
      <text:p text:style-name="P3"/>
      <text:p text:style-name="P3">mysql&gt; insert into publisher values('DC011','DC Books', 'Kochi', 'Ernakulam','India');</text:p>
      <text:p text:style-name="P3">Query OK, 1 row affected (0.04 sec)</text:p>
      <text:p text:style-name="P3"/>
      <text:p text:style-name="P3">mysql&gt; insert into publisher values('DC011','Marvel Comics', 'Albama', 'Newyork','USA');</text:p>
      <text:p text:style-name="P3">ERROR 1062 (23000): Duplicate entry 'DC011' for key 'PRIMARY'</text:p>
      <text:p text:style-name="P3">mysql&gt; insert into publisher values('MC666','Marvel Comics', 'Albama', 'Newyork','USA');</text:p>
      <text:p text:style-name="P3">Query OK, 1 row affected (0.04 sec)</text:p>
      <text:p text:style-name="P3"/>
      <text:p text:style-name="P3">mysql&gt; desc book_details;</text:p>
      <text:p text:style-name="P3">+--------------+---------------+------+-----+---------+-------+</text:p>
      <text:p text:style-name="P3">| Field <text:s text:c="7"/>| Type <text:s text:c="9"/>| Null | Key | Default | Extra |</text:p>
      <text:p text:style-name="P3">+--------------+---------------+------+-----+---------+-------+</text:p>
      <text:p text:style-name="P3">| ISBN <text:s text:c="8"/>| varchar(20) <text:s text:c="2"/>| NO <text:s text:c="2"/>| PRI | NULL <text:s text:c="3"/>| <text:s text:c="6"/>|</text:p>
      <text:p text:style-name="P3">| title <text:s text:c="7"/>| varchar(20) <text:s text:c="2"/>| YES <text:s/>| <text:s text:c="4"/>| NULL <text:s text:c="3"/>| <text:s text:c="6"/>|</text:p>
      <text:p text:style-name="P3">| MRP <text:s text:c="9"/>| decimal(10,0) | YES <text:s/>| <text:s text:c="4"/>| NULL <text:s text:c="3"/>| <text:s text:c="6"/>|</text:p>
      <text:p text:style-name="P3">| publisher_id | varchar(20) <text:s text:c="2"/>| YES <text:s/>| MUL | NULL <text:s text:c="3"/>| <text:s text:c="6"/>|</text:p>
      <text:p text:style-name="P3">| author <text:s text:c="6"/>| varchar(20) <text:s text:c="2"/>| YES <text:s/>| <text:s text:c="4"/>| NULL <text:s text:c="3"/>| <text:s text:c="6"/>|</text:p>
      <text:p text:style-name="P3">+--------------+---------------+------+-----+---------+-------+</text:p>
      <text:p text:style-name="P3">5 rows in set (0.01 sec)</text:p>
      <text:p text:style-name="P3"/>
      <text:p text:style-name="P3">mysql&gt; insert into book_details values('ISB1005','Thor', 1200, 'MC666','JOE');</text:p>
      <text:p text:style-name="P3">Query OK, 1 row affected (0.04 sec)</text:p>
      <text:p text:style-name="P3"/>
      <text:p text:style-name="P3">mysql&gt; select * from publisher;</text:p>
      <text:p text:style-name="P3">+--------------+----------------+--------+-----------+---------+</text:p>
      <text:p text:style-name="P3">| publisher_id | publisher_name | city <text:s text:c="2"/>| state <text:s text:c="4"/>| country |</text:p>
      <text:p text:style-name="P3">+--------------+----------------+--------+-----------+---------+</text:p>
      <text:p text:style-name="P3">| DC011 <text:s text:c="7"/>| DC Books <text:s text:c="6"/>| Kochi <text:s/>| Ernakulam | India <text:s text:c="2"/>|</text:p>
      <text:p text:style-name="P3">| MC666 <text:s text:c="7"/>| Marvel Comics <text:s/>| Albama | Newyork <text:s text:c="2"/>| USA <text:s text:c="4"/>|</text:p>
      <text:p text:style-name="P3">| PB105 <text:s text:c="7"/>| Penguine Books | Agra <text:s text:c="2"/>| Delhi <text:s text:c="4"/>| India <text:s text:c="2"/>|</text:p>
      <text:p text:style-name="P3">+--------------+----------------+--------+-----------+---------+</text:p>
      <text:p text:style-name="P3">3 rows in set (0.00 sec)</text:p>
      <text:p text:style-name="P3"/>
      <text:p text:style-name="P3">mysql&gt; insert into book_details values('ISB994','Batman Dark Knight', 999, 'DC011','Znyder');</text:p>
      <text:p text:style-name="P3">Query OK, 1 row affected (0.06 sec)</text:p>
      <text:p text:style-name="P3"/>
      <text:p text:style-name="P3"/>
      <text:p text:style-name="P3">mysql&gt; insert into book_details values('ISB46','Alchemist', 1499, 'PB105','Paulho Coelo');</text:p>
      <text:p text:style-name="P3">Query OK, 1 row affected (0.07 sec)</text:p>
      <text:p text:style-name="P3"/>
      <text:p text:style-name="P3">mysql&gt; select ISBN,title,MRP,publisher_name,author from publisher,book_details where publisher.publisher_id=book_details.publisher_id;</text:p>
      <text:p text:style-name="P3">+---------+--------------------+------+----------------+--------------+</text:p>
      <text:p text:style-name="P3"><text:soft-page-break/>| ISBN <text:s text:c="3"/>| title <text:s text:c="13"/>| MRP <text:s/>| publisher_name | author <text:s text:c="6"/>|</text:p>
      <text:p text:style-name="P3">+---------+--------------------+------+----------------+--------------+</text:p>
      <text:p text:style-name="P3">| ISB1005 | Thor <text:s text:c="14"/>| 1200 | Marvel Comics <text:s/>| JOE <text:s text:c="9"/>|</text:p>
      <text:p text:style-name="P3">| ISB46 <text:s text:c="2"/>| Alchemist <text:s text:c="9"/>| 1499 | Penguine Books | Paulho Coelo |</text:p>
      <text:p text:style-name="P3">| ISB994 <text:s/>| Batman Dark Knight | <text:s/>999 | DC Books <text:s text:c="6"/>| Znyder <text:s text:c="6"/>|</text:p>
      <text:p text:style-name="P3">+---------+--------------------+------+----------------+--------------+</text:p>
      <text:p text:style-name="P3">3 rows in set (0.01 sec)</text:p>
      <text:p text:style-name="P3"/>
      <text:p text:style-name="P3">mysql&gt; select * from publisher where publisher_name like 'm%';</text:p>
      <text:p text:style-name="P3">+--------------+----------------+--------+---------+---------+</text:p>
      <text:p text:style-name="P3">| publisher_id | publisher_name | city <text:s text:c="2"/>| state <text:s text:c="2"/>| country |</text:p>
      <text:p text:style-name="P3">+--------------+----------------+--------+---------+---------+</text:p>
      <text:p text:style-name="P3">| MC666 <text:s text:c="7"/>| Marvel Comics <text:s/>| Albama | Newyork | USA <text:s text:c="4"/>|</text:p>
      <text:p text:style-name="P3">+--------------+----------------+--------+---------+---------+</text:p>
      <text:p text:style-name="P3">1 row in set (0.00 sec)</text:p>
      <text:p text:style-name="P3"/>
      <text:p text:style-name="P3">mysql&gt; select ISBN,title, MRP,author from book_details where MRP &gt;</text:p>
      <text:p text:style-name="P3"><text:s text:c="4"/>-&gt; (select min(MRP) from book_details) and title like 'm%';</text:p>
      <text:p text:style-name="P3">Empty set (0.00 sec)</text:p>
      <text:p text:style-name="P3"/>
      <text:p text:style-name="P3"/>
      <text:p text:style-name="P3"/>
      <text:p text:style-name="P3">mysql&gt; select title from book_details, publisher where book_details.publisher_id=publisher.publisher_id and publisher_name='DC Books';</text:p>
      <text:p text:style-name="P3">+--------------------+</text:p>
      <text:p text:style-name="P3">| title <text:s text:c="13"/>|</text:p>
      <text:p text:style-name="P3">+--------------------+</text:p>
      <text:p text:style-name="P3">| Batman Dark Knight |</text:p>
      <text:p text:style-name="P3">+--------------------+</text:p>
      <text:p text:style-name="P3">1 row in set (0.00 sec)</text:p>
      <text:p text:style-name="P3"/>
      <text:p text:style-name="P3">mysql&gt; select * from book_details b, publisher p where b.publisher_id = </text:p>
      <text:p text:style-name="P3"><text:s text:c="4"/>-&gt; p.publisher_id;</text:p>
      <text:p text:style-name="P3">+---------+--------------------+------+--------------+--------------+--------------+----------------+--------+-----------+---------+</text:p>
      <text:p text:style-name="P3">| ISBN <text:s text:c="3"/>| title <text:s text:c="13"/>| MRP <text:s/>| publisher_id | author <text:s text:c="6"/>| publisher_id | publisher_name | city <text:s text:c="2"/>| state <text:s text:c="4"/>| country |</text:p>
      <text:p text:style-name="P3">+---------+--------------------+------+--------------+--------------+--------------+----------------+--------+-----------+---------+</text:p>
      <text:p text:style-name="P3">| ISB994 <text:s/>| Batman Dark Knight | <text:s/>999 | DC011 <text:s text:c="7"/>| Znyder <text:s text:c="6"/>| DC011 <text:s text:c="7"/>| DC Books <text:s text:c="6"/>| Kochi <text:s/>| Ernakulam | India <text:s text:c="2"/>|</text:p>
      <text:p text:style-name="P3">| ISB1005 | Thor <text:s text:c="14"/>| 1200 | MC666 <text:s text:c="7"/>| JOE <text:s text:c="9"/>| MC666 <text:s text:c="7"/>| Marvel Comics <text:s/>| Albama | Newyork <text:s text:c="2"/>| USA <text:s text:c="4"/>|</text:p>
      <text:p text:style-name="P3">| ISB46 <text:s text:c="2"/>| Alchemist <text:s text:c="9"/>| 1499 | PB105 <text:s text:c="7"/>| Paulho Coelo | PB105 <text:s text:c="7"/>| Penguine Books | Agra <text:s text:c="2"/>| Delhi <text:s text:c="4"/>| India <text:s text:c="2"/>|</text:p>
      <text:p text:style-name="P3">+---------+--------------------+------+--------------+--------------+--------------+----------------+--------+-----------+---------+</text:p>
      <text:p text:style-name="P3">3 rows in set (0.00 sec)</text:p>
      <text:p text:style-name="P3"/>
      <text:p text:style-name="P3">mysql&gt; select * from book_details b left join publisher p on</text:p>
      <text:p text:style-name="P3"><text:s text:c="4"/>-&gt; b.publisher_id=p.publisher_id UNION ALL select * from</text:p>
      <text:p text:style-name="P3"><text:s text:c="4"/>-&gt; book_details b right join publisher p on</text:p>
      <text:p text:style-name="P3"><text:soft-page-break/><text:s text:c="4"/>-&gt; b.publisher_id=p.publisher_id;</text:p>
      <text:p text:style-name="P3">+---------+--------------------+------+--------------+--------------+--------------+----------------+--------+-----------+---------+</text:p>
      <text:p text:style-name="P3">| ISBN <text:s text:c="3"/>| title <text:s text:c="13"/>| MRP <text:s/>| publisher_id | author <text:s text:c="6"/>| publisher_id | publisher_name | city <text:s text:c="2"/>| state <text:s text:c="4"/>| country |</text:p>
      <text:p text:style-name="P3">+---------+--------------------+------+--------------+--------------+--------------+----------------+--------+-----------+---------+</text:p>
      <text:p text:style-name="P3">| ISB994 <text:s/>| Batman Dark Knight | <text:s/>999 | DC011 <text:s text:c="7"/>| Znyder <text:s text:c="6"/>| DC011 <text:s text:c="7"/>| DC Books <text:s text:c="6"/>| Kochi <text:s/>| Ernakulam | India <text:s text:c="2"/>|</text:p>
      <text:p text:style-name="P3">| ISB1005 | Thor <text:s text:c="14"/>| 1200 | MC666 <text:s text:c="7"/>| JOE <text:s text:c="9"/>| MC666 <text:s text:c="7"/>| Marvel Comics <text:s/>| Albama | Newyork <text:s text:c="2"/>| USA <text:s text:c="4"/>|</text:p>
      <text:p text:style-name="P3">| ISB46 <text:s text:c="2"/>| Alchemist <text:s text:c="9"/>| 1499 | PB105 <text:s text:c="7"/>| Paulho Coelo | PB105 <text:s text:c="7"/>| Penguine Books | Agra <text:s text:c="2"/>| Delhi <text:s text:c="4"/>| India <text:s text:c="2"/>|</text:p>
      <text:p text:style-name="P3">| ISB1005 | Thor <text:s text:c="14"/>| 1200 | MC666 <text:s text:c="7"/>| JOE <text:s text:c="9"/>| MC666 <text:s text:c="7"/>| Marvel Comics <text:s/>| Albama | Newyork <text:s text:c="2"/>| USA <text:s text:c="4"/>|</text:p>
      <text:p text:style-name="P3">| ISB46 <text:s text:c="2"/>| Alchemist <text:s text:c="9"/>| 1499 | PB105 <text:s text:c="7"/>| Paulho Coelo | PB105 <text:s text:c="7"/>| Penguine Books | Agra <text:s text:c="2"/>| Delhi <text:s text:c="4"/>| India <text:s text:c="2"/>|</text:p>
      <text:p text:style-name="P3">| ISB994 <text:s/>| Batman Dark Knight | <text:s/>999 | DC011 <text:s text:c="7"/>| Znyder <text:s text:c="6"/>| DC011 <text:s text:c="7"/>| DC Books <text:s text:c="6"/>| Kochi <text:s/>| Ernakulam | India <text:s text:c="2"/>|</text:p>
      <text:p text:style-name="P3">+---------+--------------------+------+--------------+--------------+--------------+----------------+--------+-----------+---------+</text:p>
      <text:p text:style-name="P3">6 rows in set (0.00 sec)</text:p>
      <text:p text:style-name="P3"/>
      <text:p text:style-name="P3">mysql&gt; select title,MRP,city from book_details b,publisher p where</text:p>
      <text:p text:style-name="P3"><text:s text:c="4"/>-&gt; b.publisher_id=p.publisher_id;</text:p>
      <text:p text:style-name="P3">+--------------------+------+--------+</text:p>
      <text:p text:style-name="P3">| title <text:s text:c="13"/>| MRP <text:s/>| city <text:s text:c="2"/>|</text:p>
      <text:p text:style-name="P3">+--------------------+------+--------+</text:p>
      <text:p text:style-name="P3">| Batman Dark Knight | <text:s/>999 | Kochi <text:s/>|</text:p>
      <text:p text:style-name="P3">| Thor <text:s text:c="14"/>| 1200 | Albama |</text:p>
      <text:p text:style-name="P3">| Alchemist <text:s text:c="9"/>| 1499 | Agra <text:s text:c="2"/>|</text:p>
      <text:p text:style-name="P3">+--------------------+------+--------+</text:p>
      <text:p text:style-name="P3">3 rows in set (0.00 sec)</text:p>
      <text:p text:style-name="P3"/>
      <text:p text:style-name="P3">mysql&gt; select * from book_details b,publisher p where</text:p>
      <text:p text:style-name="P3"><text:s text:c="4"/>-&gt; b.publisher_id=p.publisher_id;</text:p>
      <text:p text:style-name="P3">+---------+--------------------+------+--------------+--------------+--------------+----------------+--------+-----------+---------+</text:p>
      <text:p text:style-name="P3">| ISBN <text:s text:c="3"/>| title <text:s text:c="13"/>| MRP <text:s/>| publisher_id | author <text:s text:c="6"/>| publisher_id | publisher_name | city <text:s text:c="2"/>| state <text:s text:c="4"/>| country |</text:p>
      <text:p text:style-name="P3">+---------+--------------------+------+--------------+--------------+--------------+----------------+--------+-----------+---------+</text:p>
      <text:p text:style-name="P3">| ISB994 <text:s/>| Batman Dark Knight | <text:s/>999 | DC011 <text:s text:c="7"/>| Znyder <text:s text:c="6"/>| DC011 <text:s text:c="7"/>| DC Books <text:s text:c="6"/>| Kochi <text:s/>| Ernakulam | India <text:s text:c="2"/>|</text:p>
      <text:p text:style-name="P3">| ISB1005 | Thor <text:s text:c="14"/>| 1200 | MC666 <text:s text:c="7"/>| JOE <text:s text:c="9"/>| MC666 <text:s text:c="7"/>| Marvel Comics <text:s/>| Albama | Newyork <text:s text:c="2"/>| USA <text:s text:c="4"/>|</text:p>
      <text:p text:style-name="P3">| ISB46 <text:s text:c="2"/>| Alchemist <text:s text:c="9"/>| 1499 | PB105 <text:s text:c="7"/>| Paulho Coelo | PB105 <text:s text:c="7"/>| Penguine Books | Agra <text:s text:c="2"/>| Delhi <text:s text:c="4"/>| India <text:s text:c="2"/>|</text:p>
      <text:p text:style-name="P3">+---------+--------------------+------+--------------+--------------+--------------+----------------+--------+-----------+---------+</text:p>
      <text:p text:style-name="P3">3 rows in set (0.00 sec)</text:p>
      <text:p text:style-name="P3"/>
      <text:p text:style-name="P3"><text:soft-page-break/>mysql&gt; select * from publisher p right join book_details b on</text:p>
      <text:p text:style-name="P3"><text:s text:c="4"/>-&gt; b.publisher_id=p.publisher_id;</text:p>
      <text:p text:style-name="P3">+--------------+----------------+--------+-----------+---------+---------+--------------------+------+--------------+--------------+</text:p>
      <text:p text:style-name="P3">| publisher_id | publisher_name | city <text:s text:c="2"/>| state <text:s text:c="4"/>| country | ISBN <text:s text:c="3"/>| title <text:s text:c="13"/>| MRP <text:s/>| publisher_id | author <text:s text:c="6"/>|</text:p>
      <text:p text:style-name="P3">+--------------+----------------+--------+-----------+---------+---------+--------------------+------+--------------+--------------+</text:p>
      <text:p text:style-name="P3">| DC011 <text:s text:c="7"/>| DC Books <text:s text:c="6"/>| Kochi <text:s/>| Ernakulam | India <text:s text:c="2"/>| ISB994 <text:s/>| Batman Dark Knight | <text:s/>999 | DC011 <text:s text:c="7"/>| Znyder <text:s text:c="6"/>|</text:p>
      <text:p text:style-name="P3">| MC666 <text:s text:c="7"/>| Marvel Comics <text:s/>| Albama | Newyork <text:s text:c="2"/>| USA <text:s text:c="4"/>| ISB1005 | Thor <text:s text:c="14"/>| 1200 | MC666 <text:s text:c="7"/>| JOE <text:s text:c="9"/>|</text:p>
      <text:p text:style-name="P3">| PB105 <text:s text:c="7"/>| Penguine Books | Agra <text:s text:c="2"/>| Delhi <text:s text:c="4"/>| India <text:s text:c="2"/>| ISB46 <text:s text:c="2"/>| Alchemist <text:s text:c="9"/>| 1499 | PB105 <text:s text:c="7"/>| Paulho Coelo |</text:p>
      <text:p text:style-name="P3">+--------------+----------------+--------+-----------+---------+---------+--------------------+------+--------------+--------------+</text:p>
      <text:p text:style-name="P3">3 rows in set (0.00 sec)</text:p>
      <text:p text:style-name="P3"/>
      <text:p text:style-name="P3">mysql&gt; select distinct publisher_name from publisher p, book_details</text:p>
      <text:p text:style-name="P3"><text:s text:c="4"/>-&gt; b;</text:p>
      <text:p text:style-name="P3">+----------------+</text:p>
      <text:p text:style-name="P3">| publisher_name |</text:p>
      <text:p text:style-name="P3">+----------------+</text:p>
      <text:p text:style-name="P3">| DC Books <text:s text:c="6"/>|</text:p>
      <text:p text:style-name="P3">| Marvel Comics <text:s/>|</text:p>
      <text:p text:style-name="P3">| Penguine Books |</text:p>
      <text:p text:style-name="P3">+----------------+</text:p>
      <text:p text:style-name="P3">3 rows in set (0.00 sec)</text:p>
      <text:p text:style-name="P3"/>
      <text:p text:style-name="P3">mysql&gt; select distinct publisher_name from publisher p, book_details</text:p>
      <text:p text:style-name="P3"><text:s text:c="4"/>-&gt; b;select distinct publisher_name from publisher p, book_details</text:p>
      <text:p text:style-name="P3">+----------------+</text:p>
      <text:p text:style-name="P3">| publisher_name |</text:p>
      <text:p text:style-name="P3">+----------------+</text:p>
      <text:p text:style-name="P3">| DC Books <text:s text:c="6"/>|</text:p>
      <text:p text:style-name="P3">| Marvel Comics <text:s/>|</text:p>
      <text:p text:style-name="P3">| Penguine Books |</text:p>
      <text:p text:style-name="P3">+----------------+</text:p>
      <text:p text:style-name="P3">3 rows in set (0.00 sec)</text:p>
      <text:p text:style-name="P3"/>
      <text:p text:style-name="P3"/>
      <text:p text:style-name="P4">mysql&gt; select title from book_details, publisher where book_details.publisher_id=publisher.publisher_id and publisher_name='DC Books';</text:p>
      <text:p text:style-name="P4">+--------------------+</text:p>
      <text:p text:style-name="P4">| title <text:s text:c="13"/>|</text:p>
      <text:p text:style-name="P4">+--------------------+</text:p>
      <text:p text:style-name="P4">| Batman Dark Knight |</text:p>
      <text:p text:style-name="P4">+--------------------+</text:p>
      <text:p text:style-name="P4">1 row in set (0.00 sec)</text:p>
      <text:p text:style-name="P4"/>
      <text:p text:style-name="P4">mysql&gt; select * from book_details b, publisher p where b.publisher_id = </text:p>
      <text:p text:style-name="P4"><text:s text:c="4"/>-&gt; p.publisher_id;</text:p>
      <text:p text:style-name="P4"><text:soft-page-break/>+---------+--------------------+------+--------------+--------------+--------------+----------------+--------+-----------+---------+</text:p>
      <text:p text:style-name="P4">| ISBN <text:s text:c="3"/>| title <text:s text:c="13"/>| MRP <text:s/>| publisher_id | author <text:s text:c="6"/>| publisher_id | publisher_name | city <text:s text:c="2"/>| state <text:s text:c="4"/>| country |</text:p>
      <text:p text:style-name="P4">+---------+--------------------+------+--------------+--------------+--------------+----------------+--------+-----------+---------+</text:p>
      <text:p text:style-name="P4">| ISB994 <text:s/>| Batman Dark Knight | <text:s/>999 | DC011 <text:s text:c="7"/>| Znyder <text:s text:c="6"/>| DC011 <text:s text:c="7"/>| DC Books <text:s text:c="6"/>| Kochi <text:s/>| Ernakulam | India <text:s text:c="2"/>|</text:p>
      <text:p text:style-name="P4">| ISB1005 | Thor <text:s text:c="14"/>| 1200 | MC666 <text:s text:c="7"/>| JOE <text:s text:c="9"/>| MC666 <text:s text:c="7"/>| Marvel Comics <text:s/>| Albama | Newyork <text:s text:c="2"/>| USA <text:s text:c="4"/>|</text:p>
      <text:p text:style-name="P4">| ISB46 <text:s text:c="2"/>| Alchemist <text:s text:c="9"/>| 1499 | PB105 <text:s text:c="7"/>| Paulho Coelo | PB105 <text:s text:c="7"/>| Penguine Books | Agra <text:s text:c="2"/>| Delhi <text:s text:c="4"/>| India <text:s text:c="2"/>|</text:p>
      <text:p text:style-name="P4">+---------+--------------------+------+--------------+--------------+--------------+----------------+--------+-----------+---------+</text:p>
      <text:p text:style-name="P4">3 rows in set (0.00 sec)</text:p>
      <text:p text:style-name="P4"/>
      <text:p text:style-name="P4">mysql&gt; select * from book_details b left join publisher p on</text:p>
      <text:p text:style-name="P4"><text:s text:c="4"/>-&gt; b.publisher_id=p.publisher_id UNION ALL select * from</text:p>
      <text:p text:style-name="P4"><text:s text:c="4"/>-&gt; book_details b right join publisher p on</text:p>
      <text:p text:style-name="P4"><text:s text:c="4"/>-&gt; b.publisher_id=p.publisher_id;</text:p>
      <text:p text:style-name="P4">+---------+--------------------+------+--------------+--------------+--------------+----------------+--------+-----------+---------+</text:p>
      <text:p text:style-name="P4">| ISBN <text:s text:c="3"/>| title <text:s text:c="13"/>| MRP <text:s/>| publisher_id | author <text:s text:c="6"/>| publisher_id | publisher_name | city <text:s text:c="2"/>| state <text:s text:c="4"/>| country |</text:p>
      <text:p text:style-name="P4">+---------+--------------------+------+--------------+--------------+--------------+----------------+--------+-----------+---------+</text:p>
      <text:p text:style-name="P4">| ISB994 <text:s/>| Batman Dark Knight | <text:s/>999 | DC011 <text:s text:c="7"/>| Znyder <text:s text:c="6"/>| DC011 <text:s text:c="7"/>| DC Books <text:s text:c="6"/>| Kochi <text:s/>| Ernakulam | India <text:s text:c="2"/>|</text:p>
      <text:p text:style-name="P4">| ISB1005 | Thor <text:s text:c="14"/>| 1200 | MC666 <text:s text:c="7"/>| JOE <text:s text:c="9"/>| MC666 <text:s text:c="7"/>| Marvel Comics <text:s/>| Albama | Newyork <text:s text:c="2"/>| USA <text:s text:c="4"/>|</text:p>
      <text:p text:style-name="P4">| ISB46 <text:s text:c="2"/>| Alchemist <text:s text:c="9"/>| 1499 | PB105 <text:s text:c="7"/>| Paulho Coelo | PB105 <text:s text:c="7"/>| Penguine Books | Agra <text:s text:c="2"/>| Delhi <text:s text:c="4"/>| India <text:s text:c="2"/>|</text:p>
      <text:p text:style-name="P4">| ISB1005 | Thor <text:s text:c="14"/>| 1200 | MC666 <text:s text:c="7"/>| JOE <text:s text:c="9"/>| MC666 <text:s text:c="7"/>| Marvel Comics <text:s/>| Albama | Newyork <text:s text:c="2"/>| USA <text:s text:c="4"/>|</text:p>
      <text:p text:style-name="P4">| ISB46 <text:s text:c="2"/>| Alchemist <text:s text:c="9"/>| 1499 | PB105 <text:s text:c="7"/>| Paulho Coelo | PB105 <text:s text:c="7"/>| Penguine Books | Agra <text:s text:c="2"/>| Delhi <text:s text:c="4"/>| India <text:s text:c="2"/>|</text:p>
      <text:p text:style-name="P4">| ISB994 <text:s/>| Batman Dark Knight | <text:s/>999 | DC011 <text:s text:c="7"/>| Znyder <text:s text:c="6"/>| DC011 <text:s text:c="7"/>| DC Books <text:s text:c="6"/>| Kochi <text:s/>| Ernakulam | India <text:s text:c="2"/>|</text:p>
      <text:p text:style-name="P4">+---------+--------------------+------+--------------+--------------+--------------+----------------+--------+-----------+---------+</text:p>
      <text:p text:style-name="P4">6 rows in set (0.00 sec)</text:p>
      <text:p text:style-name="P4"/>
      <text:p text:style-name="P4">mysql&gt; select title,MRP,city from book_details b,publisher p where</text:p>
      <text:p text:style-name="P4"><text:s text:c="4"/>-&gt; b.publisher_id=p.publisher_id;</text:p>
      <text:p text:style-name="P4">+--------------------+------+--------+</text:p>
      <text:p text:style-name="P4">| title <text:s text:c="13"/>| MRP <text:s/>| city <text:s text:c="2"/>|</text:p>
      <text:p text:style-name="P4">+--------------------+------+--------+</text:p>
      <text:p text:style-name="P4">| Batman Dark Knight | <text:s/>999 | Kochi <text:s/>|</text:p>
      <text:p text:style-name="P4">| Thor <text:s text:c="14"/>| 1200 | Albama |</text:p>
      <text:p text:style-name="P4">| Alchemist <text:s text:c="9"/>| 1499 | Agra <text:s text:c="2"/>|</text:p>
      <text:p text:style-name="P4">+--------------------+------+--------+</text:p>
      <text:p text:style-name="P4">3 rows in set (0.00 sec)</text:p>
      <text:p text:style-name="P4"><text:soft-page-break/></text:p>
      <text:p text:style-name="P4">mysql&gt; select * from book_details b,publisher p where</text:p>
      <text:p text:style-name="P4"><text:s text:c="4"/>-&gt; b.publisher_id=p.publisher_id;</text:p>
      <text:p text:style-name="P4">+---------+--------------------+------+--------------+--------------+--------------+----------------+--------+-----------+---------+</text:p>
      <text:p text:style-name="P4">| ISBN <text:s text:c="3"/>| title <text:s text:c="13"/>| MRP <text:s/>| publisher_id | author <text:s text:c="6"/>| publisher_id | publisher_name | city <text:s text:c="2"/>| state <text:s text:c="4"/>| country |</text:p>
      <text:p text:style-name="P4">+---------+--------------------+------+--------------+--------------+--------------+----------------+--------+-----------+---------+</text:p>
      <text:p text:style-name="P4">| ISB994 <text:s/>| Batman Dark Knight | <text:s/>999 | DC011 <text:s text:c="7"/>| Znyder <text:s text:c="6"/>| DC011 <text:s text:c="7"/>| DC Books <text:s text:c="6"/>| Kochi <text:s/>| Ernakulam | India <text:s text:c="2"/>|</text:p>
      <text:p text:style-name="P4">| ISB1005 | Thor <text:s text:c="14"/>| 1200 | MC666 <text:s text:c="7"/>| JOE <text:s text:c="9"/>| MC666 <text:s text:c="7"/>| Marvel Comics <text:s/>| Albama | Newyork <text:s text:c="2"/>| USA <text:s text:c="4"/>|</text:p>
      <text:p text:style-name="P4">| ISB46 <text:s text:c="2"/>| Alchemist <text:s text:c="9"/>| 1499 | PB105 <text:s text:c="7"/>| Paulho Coelo | PB105 <text:s text:c="7"/>| Penguine Books | Agra <text:s text:c="2"/>| Delhi <text:s text:c="4"/>| India <text:s text:c="2"/>|</text:p>
      <text:p text:style-name="P4">+---------+--------------------+------+--------------+--------------+--------------+----------------+--------+-----------+---------+</text:p>
      <text:p text:style-name="P4">3 rows in set (0.00 sec)</text:p>
      <text:p text:style-name="P4"/>
      <text:p text:style-name="P4">mysql&gt; select * from publisher p right join book_details b on</text:p>
      <text:p text:style-name="P4"><text:s text:c="4"/>-&gt; b.publisher_id=p.publisher_id;</text:p>
      <text:p text:style-name="P4">+--------------+----------------+--------+-----------+---------+---------+--------------------+------+--------------+--------------+</text:p>
      <text:p text:style-name="P4">| publisher_id | publisher_name | city <text:s text:c="2"/>| state <text:s text:c="4"/>| country | ISBN <text:s text:c="3"/>| title <text:s text:c="13"/>| MRP <text:s/>| publisher_id | author <text:s text:c="6"/>|</text:p>
      <text:p text:style-name="P4">+--------------+----------------+--------+-----------+---------+---------+--------------------+------+--------------+--------------+</text:p>
      <text:p text:style-name="P4">| DC011 <text:s text:c="7"/>| DC Books <text:s text:c="6"/>| Kochi <text:s/>| Ernakulam | India <text:s text:c="2"/>| ISB994 <text:s/>| Batman Dark Knight | <text:s/>999 | DC011 <text:s text:c="7"/>| Znyder <text:s text:c="6"/>|</text:p>
      <text:p text:style-name="P4">| MC666 <text:s text:c="7"/>| Marvel Comics <text:s/>| Albama | Newyork <text:s text:c="2"/>| USA <text:s text:c="4"/>| ISB1005 | Thor <text:s text:c="14"/>| 1200 | MC666 <text:s text:c="7"/>| JOE <text:s text:c="9"/>|</text:p>
      <text:p text:style-name="P4">| PB105 <text:s text:c="7"/>| Penguine Books | Agra <text:s text:c="2"/>| Delhi <text:s text:c="4"/>| India <text:s text:c="2"/>| ISB46 <text:s text:c="2"/>| Alchemist <text:s text:c="9"/>| 1499 | PB105 <text:s text:c="7"/>| Paulho Coelo |</text:p>
      <text:p text:style-name="P4">+--------------+----------------+--------+-----------+---------+---------+--------------------+------+--------------+--------------+</text:p>
      <text:p text:style-name="P4">3 rows in set (0.00 sec)</text:p>
      <text:p text:style-name="P4"/>
      <text:p text:style-name="P4">mysql&gt; select distinct publisher_name from publisher p, book_details</text:p>
      <text:p text:style-name="P4"><text:s text:c="4"/>-&gt; b;</text:p>
      <text:p text:style-name="P4">+----------------+</text:p>
      <text:p text:style-name="P4">| publisher_name |</text:p>
      <text:p text:style-name="P4">+----------------+</text:p>
      <text:p text:style-name="P4">| DC Books <text:s text:c="6"/>|</text:p>
      <text:p text:style-name="P4">| Marvel Comics <text:s/>|</text:p>
      <text:p text:style-name="P4">| Penguine Books |</text:p>
      <text:p text:style-name="P4">+----------------+</text:p>
      <text:p text:style-name="P4">3 rows in set (0.00 sec)</text:p>
      <text:p text:style-name="P4"/>
      <text:p text:style-name="P4">mysql&gt; select distinct publisher_name from publisher p, book_details</text:p>
      <text:p text:style-name="P4"><text:s text:c="4"/>-&gt; b;select distinct publisher_name from publisher p, book_details</text:p>
      <text:p text:style-name="P4">+----------------+</text:p>
      <text:p text:style-name="P4">| publisher_name |</text:p>
      <text:p text:style-name="P4"><text:soft-page-break/>+----------------+</text:p>
      <text:p text:style-name="P4">| DC Books <text:s text:c="6"/>|</text:p>
      <text:p text:style-name="P4">| Marvel Comics <text:s/>|</text:p>
      <text:p text:style-name="P4">| Penguine Books |</text:p>
      <text:p text:style-name="P4">+----------------+</text:p>
      <text:p text:style-name="P4">3 rows in set (0.00 sec)</text:p>
      <text:p text:style-name="P4"/>
      <text:p text:style-name="P4"/>
      <text:p text:style-name="P6">mysql&gt; DELIMITER $$</text:p>
      <text:p text:style-name="P6">mysql&gt; create procedure displayEmp()</text:p>
      <text:p text:style-name="P6"><text:s text:c="4"/>-&gt; begin</text:p>
      <text:p text:style-name="P6"><text:s text:c="4"/>-&gt; select * from emp;</text:p>
      <text:p text:style-name="P6"><text:s text:c="4"/>-&gt; end</text:p>
      <text:p text:style-name="P6"><text:s text:c="4"/>-&gt; $$</text:p>
      <text:p text:style-name="P6">Query OK, 0 rows affected (0.07 sec)</text:p>
      <text:p text:style-name="P6"/>
      <text:p text:style-name="P6">mysql&gt; call displayEmp()$$</text:p>
      <text:p text:style-name="P6">+-----+----------+--------+------+-------+------------+---------+---------+--------+</text:p>
      <text:p text:style-name="P6">| eno | ename <text:s text:c="3"/>| salary | dnum | mgrno | doj <text:s text:c="7"/>| des <text:s text:c="4"/>| addr <text:s text:c="3"/>| city <text:s text:c="2"/>|</text:p>
      <text:p text:style-name="P6">+-----+----------+--------+------+-------+------------+---------+---------+--------+</text:p>
      <text:p text:style-name="P6">| 1 <text:s text:c="2"/>| Cheriyan | <text:s/>50000 | 1 <text:s text:c="3"/>| <text:s text:c="4"/>5 | 2025-01-24 | HOD <text:s text:c="4"/>| Kochi <text:s text:c="2"/>| kollam |</text:p>
      <text:p text:style-name="P6">| 2 <text:s text:c="2"/>| Aswin <text:s text:c="3"/>| <text:s/>80000 | 2 <text:s text:c="3"/>| <text:s text:c="3"/>10 | 2024-04-14 | Student | Adimali | Idukki |</text:p>
      <text:p text:style-name="P6">+-----+----------+--------+------+-------+------------+---------+---------+--------+</text:p>
      <text:p text:style-name="P6">2 rows in set (0.00 sec)</text:p>
      <text:p text:style-name="P6"/>
      <text:p text:style-name="P6">Query OK, 0 rows affected (0.00 sec)</text:p>
      <text:p text:style-name="P6"/>
      <text:p text:style-name="P6"/>
      <text:p text:style-name="P6">9.</text:p>
      <text:p text:style-name="P6">mysql&gt; create procedure getEmpName(IN ename varchar(20))</text:p>
      <text:p text:style-name="P6"><text:s text:c="4"/>-&gt; begin</text:p>
      <text:p text:style-name="P6"><text:s text:c="4"/>-&gt; select * from emp1 where name=ename;</text:p>
      <text:p text:style-name="P6"><text:s text:c="4"/>-&gt; end </text:p>
      <text:p text:style-name="P6"><text:s text:c="4"/>-&gt; $$</text:p>
      <text:p text:style-name="P6">Query OK, 0 rows affected (0.00 sec)</text:p>
      <text:p text:style-name="P6"/>
      <text:p text:style-name="P6"/>
      <text:p text:style-name="P6">mysql&gt; create procedure getEmName(IN ename varchar(20)) begin select *from dept where mgrname=ename; end$$</text:p>
      <text:p text:style-name="P6">Query OK, 0 rows affected (0.00 sec)</text:p>
      <text:p text:style-name="P6"/>
      <text:p text:style-name="P6">mysql&gt; call getEmName("Aswin")$$</text:p>
      <text:p text:style-name="P6">+-----+-------+---------+----------+</text:p>
      <text:p text:style-name="P6">| dno | dname | mgrname | countemp |</text:p>
      <text:p text:style-name="P6">+-----+-------+---------+----------+</text:p>
      <text:p text:style-name="P6">| 2 <text:s text:c="2"/>| MCA <text:s text:c="2"/>| Aswin <text:s text:c="2"/>| <text:s text:c="7"/>5 |</text:p>
      <text:p text:style-name="P6">+-----+-------+---------+----------+</text:p>
      <text:p text:style-name="P6">1 row in set (0.00 sec)</text:p>
      <text:p text:style-name="P6"/>
      <text:p text:style-name="P6">Query OK, 0 rows affected (0.02 sec)</text:p>
      <text:p text:style-name="P6"/>
      <text:p text:style-name="P6">mysql&gt; create procedure getEmpCount(IN salary float, OUT empCount</text:p>
      <text:p text:style-name="P6"><text:soft-page-break/><text:s text:c="4"/>-&gt; int)</text:p>
      <text:p text:style-name="P6"><text:s text:c="4"/>-&gt; begin</text:p>
      <text:p text:style-name="P6"><text:s text:c="4"/>-&gt; select count(*) into empCount from emp1 where sal&gt;=salary;</text:p>
      <text:p text:style-name="P6"><text:s text:c="4"/>-&gt; end $$</text:p>
      <text:p text:style-name="P6">Query OK, 0 rows affected (0.03 sec)</text:p>
      <text:p text:style-name="P6"/>
      <text:p text:style-name="P6"/>
      <text:p text:style-name="P6">mysql&gt; select * from dept;</text:p>
      <text:p text:style-name="P6"><text:s text:c="4"/>-&gt; $$</text:p>
      <text:p text:style-name="P6">+-----+-------+----------+----------+</text:p>
      <text:p text:style-name="P6">| dno | dname | mgrname <text:s/>| countemp |</text:p>
      <text:p text:style-name="P6">+-----+-------+----------+----------+</text:p>
      <text:p text:style-name="P6">| 1 <text:s text:c="2"/>| MCA <text:s text:c="2"/>| Cheriyan | <text:s text:c="6"/>15 |</text:p>
      <text:p text:style-name="P6">| 2 <text:s text:c="2"/>| MCA <text:s text:c="2"/>| Aswin <text:s text:c="3"/>| <text:s text:c="7"/>5 |</text:p>
      <text:p text:style-name="P6">| 3 <text:s text:c="2"/>| MCA <text:s text:c="2"/>| Alvin <text:s text:c="3"/>| <text:s text:c="6"/>10 |</text:p>
      <text:p text:style-name="P6">| 4 <text:s text:c="2"/>| MCA <text:s text:c="2"/>| Mehafil <text:s/>| <text:s text:c="6"/>12 |</text:p>
      <text:p text:style-name="P6">+-----+-------+----------+----------+</text:p>
      <text:p text:style-name="P6">4 rows in set (0.00 sec)</text:p>
      <text:p text:style-name="P6"/>
      <text:p text:style-name="P6">mysql&gt; alter table dept add sal decimal(20);</text:p>
      <text:p text:style-name="P6"><text:s text:c="4"/>-&gt; $$</text:p>
      <text:p text:style-name="P6">Query OK, 0 rows affected (0.84 sec)</text:p>
      <text:p text:style-name="P6">Records: 0 <text:s/>Duplicates: 0 <text:s/>Warnings: 0</text:p>
      <text:p text:style-name="P6"/>
      <text:p text:style-name="P6">mysql&gt; update dept set sal=50000 where dno=1;$$</text:p>
      <text:p text:style-name="P6">Query OK, 1 row affected (0.06 sec)</text:p>
      <text:p text:style-name="P6">Rows matched: 1 <text:s/>Changed: 1 <text:s/>Warnings: 0</text:p>
      <text:p text:style-name="P6"/>
      <text:p text:style-name="P6">mysql&gt; update dept set sal=60000 where dno=2;$$</text:p>
      <text:p text:style-name="P6">Query OK, 1 row affected (0.04 sec)</text:p>
      <text:p text:style-name="P6">Rows matched: 1 <text:s/>Changed: 1 <text:s/>Warnings: 0</text:p>
      <text:p text:style-name="P6"/>
      <text:p text:style-name="P6">mysql&gt; update dept set sal=30000 where dno=3;$$</text:p>
      <text:p text:style-name="P6">Query OK, 1 row affected (0.06 sec)</text:p>
      <text:p text:style-name="P6">Rows matched: 1 <text:s/>Changed: 1 <text:s/>Warnings: 0</text:p>
      <text:p text:style-name="P6"/>
      <text:p text:style-name="P6">mysql&gt; update dept set sal=65000 where dno=4;$$</text:p>
      <text:p text:style-name="P6">Query OK, 1 row affected (0.04 sec)</text:p>
      <text:p text:style-name="P6">Rows matched: 1 <text:s/>Changed: 1 <text:s/>Warnings: 0</text:p>
      <text:p text:style-name="P6"/>
      <text:p text:style-name="P6">mysql&gt; create procedure getEmpCount(IN salary float, OUT empCount int)</text:p>
      <text:p text:style-name="P6">begin select count(*) into empCount from dept where sal&gt;=salary; end$$</text:p>
      <text:p text:style-name="P6">ERROR 1304 (42000): PROCEDURE getEmpCount already exists</text:p>
      <text:p text:style-name="P6">mysql&gt; create procedure getECount(IN salary float, OUT empCount int) begin select count(*) into empCount from dept where sal&gt;=salary; end$$</text:p>
      <text:p text:style-name="P6">Query OK, 0 rows affected (0.00 sec)</text:p>
      <text:p text:style-name="P6"/>
      <text:p text:style-name="P6">mysql&gt; call getECount(25000,@empCount)$$</text:p>
      <text:p text:style-name="P6">Query OK, 1 row affected (0.03 sec)</text:p>
      <text:p text:style-name="P6"/>
      <text:p text:style-name="P6">mysql&gt; select @ECount$$</text:p>
      <text:p text:style-name="P6">+---------+</text:p>
      <text:p text:style-name="P6"><text:soft-page-break/>| @ECount |</text:p>
      <text:p text:style-name="P6">+---------+</text:p>
      <text:p text:style-name="P6">| NULL <text:s text:c="3"/>|</text:p>
      <text:p text:style-name="P6">+---------+</text:p>
      <text:p text:style-name="P6">1 row in set (0.01 sec)</text:p>
      <text:p text:style-name="P6"/>
      <text:p text:style-name="P6">mysql&gt; call getECount(60000,@empCount)$$</text:p>
      <text:p text:style-name="P6">Query OK, 1 row affected (0.00 sec)</text:p>
      <text:p text:style-name="P6"/>
      <text:p text:style-name="P6">mysql&gt; select @ECount$$</text:p>
      <text:p text:style-name="P6">+---------+</text:p>
      <text:p text:style-name="P6">| @ECount |</text:p>
      <text:p text:style-name="P6">+---------+</text:p>
      <text:p text:style-name="P6">| NULL <text:s text:c="3"/>|</text:p>
      <text:p text:style-name="P6">+---------+</text:p>
      <text:p text:style-name="P6">1 row in set (0.00 sec)</text:p>
      <text:p text:style-name="P6"/>
      <text:p text:style-name="P6">mysql&gt; create procedure getEpCount(IN salary float, OUT empCount int) begin select count(*) into empCount from dept where sal&gt;=salary; end$$</text:p>
      <text:p text:style-name="P6">Query OK, 0 rows affected (0.00 sec)</text:p>
      <text:p text:style-name="P6"/>
      <text:p text:style-name="P6">mysql&gt; call getEpCount(50000,@empCount)$$</text:p>
      <text:p text:style-name="P6">Query OK, 1 row affected (0.00 sec)</text:p>
      <text:p text:style-name="P6"/>
      <text:p text:style-name="P6">mysql&gt; select @EpCount$$</text:p>
      <text:p text:style-name="P6">+----------+</text:p>
      <text:p text:style-name="P6">| @EpCount |</text:p>
      <text:p text:style-name="P6">+----------+</text:p>
      <text:p text:style-name="P6">| NULL <text:s text:c="4"/>|</text:p>
      <text:p text:style-name="P6">+----------+</text:p>
      <text:p text:style-name="P6">1 row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2T11:09:51.730533551</meta:creation-date>
    <dc:date>2023-10-26T10:30:50.091068744</dc:date>
    <meta:editing-duration>PT1H5M4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3" meta:paragraph-count="492" meta:word-count="3761" meta:character-count="25074" meta:non-whitespace-character-count="19990"/>
  </office:meta>
</office:document-meta>
</file>